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92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118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2.935cm"/>
    </style:style>
    <style:style style:name="co8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2.383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3.709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0.945cm"/>
    </style:style>
    <style:style style:name="co19" style:family="table-column">
      <style:table-column-properties fo:break-before="auto" style:column-width="0.697cm"/>
    </style:style>
    <style:style style:name="co20" style:family="table-column">
      <style:table-column-properties fo:break-before="auto" style:column-width="0.889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2.794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3.884cm"/>
    </style:style>
    <style:style style:name="co26" style:family="table-column">
      <style:table-column-properties fo:break-before="auto" style:column-width="1.919cm"/>
    </style:style>
    <style:style style:name="co27" style:family="table-column">
      <style:table-column-properties fo:break-before="auto" style:column-width="2.379cm"/>
    </style:style>
    <style:style style:name="co28" style:family="table-column">
      <style:table-column-properties fo:break-before="auto" style:column-width="1.519cm"/>
    </style:style>
    <style:style style:name="co29" style:family="table-column">
      <style:table-column-properties fo:break-before="auto" style:column-width="1.055cm"/>
    </style:style>
    <style:style style:name="co30" style:family="table-column">
      <style:table-column-properties fo:break-before="auto" style:column-width="3.041cm"/>
    </style:style>
    <style:style style:name="co31" style:family="table-column">
      <style:table-column-properties fo:break-before="auto" style:column-width="1.397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15" table:number-columns-repeated="2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1" table:number-columns-repeated="2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1" table:number-columns-repeated="6" table:default-cell-style-name="Default"/>
        <table:table-column table:style-name="co32" table:number-columns-repeated="97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d cells</text:p>
          </table:table-cell>
          <table:table-cell office:value-type="string" calcext:value-type="string">
            <text:p>Not evaluated</text:p>
          </table:table-cell>
          <table:table-cell office:value-type="string" calcext:value-type="string">
            <text:p>Incoherent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on't know</text:p>
          </table:table-cell>
          <table:table-cell office:value-type="string" calcext:value-type="string">
            <text:p>No interpretation</text:p>
          </table:table-cell>
          <table:table-cell office:value-type="string" calcext:value-type="string">
            <text:p>Corrected in MM</text:p>
          </table:table-cell>
          <table:table-cell office:value-type="string" calcext:value-type="string">
            <text:p>New concep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VariabilityConceptRef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nconsisten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string" calcext:value-type="string">
            <text:p>Error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VariabilityConceptRef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nconsisten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string" calcext:value-type="string">
            <text:p>Aft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VariabilityConceptRef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nconsisten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ultiple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3D_computer_graphics_software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76" calcext:value-type="float">
            <text:p>476</text:p>
          </table:table-cell>
          <table:table-cell table:formula="of:=[.E2]/([.B2]-[.C2]-[.D2]-[.G2])" office:value-type="percentage" office:value="0.937007874015748" calcext:value-type="percentage">
            <text:p>93.7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802.15.4_radio_modules</text:p>
          </table:table-cell>
          <table:table-cell office:value-type="float" office:value="1426" calcext:value-type="float">
            <text:p>1426</text:p>
          </table:table-cell>
          <table:table-cell office:value-type="float" office:value="1036" calcext:value-type="float">
            <text:p>1036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table:formula="of:=[.E3]/([.B3]-[.C3]-[.D3]-[.G3])" office:value-type="percentage" office:value="0.558139534883721" calcext:value-type="percentage">
            <text:p>55.81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ccounting_software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table:formula="of:=[.E4]/([.B4]-[.C4]-[.D4]-[.G4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DC_software</text:p>
          </table:table-cell>
          <table:table-cell office:value-type="float" office:value="662" calcext:value-type="float">
            <text:p>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formula="of:=[.E5]/([.B5]-[.C5]-[.D5]-[.G5])" office:value-type="percentage" office:value="0.939577039274924" calcext:value-type="percentage">
            <text:p>93.9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d_server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table:formula="of:=[.E6]/([.B6]-[.C6]-[.D6]-[.G6])" office:value-type="percentage" office:value="0.905555555555556" calcext:value-type="percentage">
            <text:p>90.56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gent-based_modeling_software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formula="of:=[.E7]/([.B7]-[.C7]-[.D7]-[.G7])" office:value-type="percentage" office:value="0.986531986531987" calcext:value-type="percentage">
            <text:p>98.65%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lcopops</text:p>
          </table:table-cell>
          <table:table-cell office:value-type="float" office:value="451" calcext:value-type="float">
            <text:p>451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formula="of:=[.E8]/([.B8]-[.C8]-[.D8]-[.G8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MD_chipsets</text:p>
          </table:table-cell>
          <table:table-cell office:value-type="float" office:value="770" calcext:value-type="float">
            <text:p>77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570" calcext:value-type="float">
            <text:p>570</text:p>
          </table:table-cell>
          <table:table-cell table:formula="of:=[.E9]/([.B9]-[.C9]-[.D9]-[.G9])" office:value-type="percentage" office:value="0.98786828422877" calcext:value-type="percentage">
            <text:p>98.7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MD_CPU_microarchitecture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E10]/([.B10]-[.C10]-[.D10]-[.G10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ndroid_devices</text:p>
          </table:table-cell>
          <table:table-cell office:value-type="float" office:value="4341" calcext:value-type="float">
            <text:p>4341</text:p>
          </table:table-cell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table:formula="of:=[.E11]/([.B11]-[.C11]-[.D11]-[.G11])" office:value-type="percentage" office:value="0.795839753466872" calcext:value-type="percentage">
            <text:p>79.5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291" calcext:value-type="float">
            <text:p>29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ndroid_e-book_reader_software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61" calcext:value-type="float">
            <text:p>961</text:p>
          </table:table-cell>
          <table:table-cell table:formula="of:=[.E12]/([.B12]-[.C12]-[.D12]-[.G12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655" calcext:value-type="float">
            <text:p>6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ntivirus_software</text:p>
          </table:table-cell>
          <table:table-cell office:value-type="float" office:value="2904" calcext:value-type="float">
            <text:p>2904</text:p>
          </table:table-cell>
          <table:table-cell office:value-type="float" office:value="650" calcext:value-type="float">
            <text:p>650</text:p>
          </table:table-cell>
          <table:table-cell office:value-type="float" office:value="18" calcext:value-type="float">
            <text:p>18</text:p>
          </table:table-cell>
          <table:table-cell office:value-type="float" office:value="2235" calcext:value-type="float">
            <text:p>2235</text:p>
          </table:table-cell>
          <table:table-cell table:formula="of:=[.E13]/([.B13]-[.C13]-[.D13]-[.G13])" office:value-type="percentage" office:value="0.999552772808587" calcext:value-type="percentage">
            <text:p>99.96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517" calcext:value-type="float">
            <text:p>151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pplication_virtualization_software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05" calcext:value-type="float">
            <text:p>205</text:p>
          </table:table-cell>
          <table:table-cell table:formula="of:=[.E14]/([.B14]-[.C14]-[.D14]-[.G14])" office:value-type="percentage" office:value="0.823293172690763" calcext:value-type="percentage">
            <text:p>82.33%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ssemblers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83" calcext:value-type="float">
            <text:p>283</text:p>
          </table:table-cell>
          <table:table-cell table:formula="of:=[.E15]/([.B15]-[.C15]-[.D15]-[.G15])" office:value-type="percentage" office:value="0.962585034013605" calcext:value-type="percentage">
            <text:p>96.2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TI_chipsets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formula="of:=[.E16]/([.B16]-[.C16]-[.D16]-[.G16])" office:value-type="percentage" office:value="0.814465408805031" calcext:value-type="percentage">
            <text:p>81.45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udio_formats</text:p>
          </table:table-cell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118" calcext:value-type="float">
            <text:p>1118</text:p>
          </table:table-cell>
          <table:table-cell table:formula="of:=[.E17]/([.B17]-[.C17]-[.D17]-[.G17])" office:value-type="percentage" office:value="0.992895204262877" calcext:value-type="percentage">
            <text:p>99.2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udio_synthesis_environments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table:formula="of:=[.E18]/([.B18]-[.C18]-[.D18]-[.G18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ehavioral_experiment_software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[.E19]/([.B19]-[.C19]-[.D19]-[.G19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irth_control_method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table:formula="of:=[.E20]/([.B20]-[.C20]-[.D20]-[.G20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itTorrent_sites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[.E21]/([.B21]-[.C21]-[.D21]-[.G21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itTorrent_tracker_softwar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E22]/([.B22]-[.C22]-[.D22]-[.G22])" office:value-type="percentage" office:value="0.75" calcext:value-type="percentage">
            <text:p>75.0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rainwave_entrainment_software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E23]/([.B23]-[.C23]-[.D23]-[.G23])" office:value-type="percentage" office:value="0.971590909090909" calcext:value-type="percentage">
            <text:p>97.1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SD_operating_systems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table:formula="of:=[.E24]/([.B24]-[.C24]-[.D24]-[.G24])" office:value-type="percentage" office:value="0.934873949579832" calcext:value-type="percentage">
            <text:p>93.4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usiness_integration_software</text:p>
          </table:table-cell>
          <table:table-cell office:value-type="float" office:value="1198" calcext:value-type="float">
            <text:p>1198</text:p>
          </table:table-cell>
          <table:table-cell office:value-type="float" office:value="365" calcext:value-type="float">
            <text:p>365</text:p>
          </table:table-cell>
          <table:table-cell office:value-type="float" office:value="37" calcext:value-type="float">
            <text:p>37</text:p>
          </table:table-cell>
          <table:table-cell office:value-type="float" office:value="722" calcext:value-type="float">
            <text:p>722</text:p>
          </table:table-cell>
          <table:table-cell table:formula="of:=[.E25]/([.B25]-[.C25]-[.D25]-[.G25])" office:value-type="percentage" office:value="0.907035175879397" calcext:value-type="percentage">
            <text:p>90.7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usiness_Process_Modeling_Notation_tools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formula="of:=[.E26]/([.B26]-[.C26]-[.D26]-[.G26])" office:value-type="percentage" office:value="0.848" calcext:value-type="percentage">
            <text:p>84.8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AD,_CAM_and_CAE_file_viewers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[.E27]/([.B27]-[.C27]-[.D27]-[.G27])" office:value-type="percentage" office:value="0.935672514619883" calcext:value-type="percentage">
            <text:p>93.5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alDAV_and_CardDAV_implementations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formula="of:=[.E28]/([.B28]-[.C28]-[.D28]-[.G28])" office:value-type="percentage" office:value="0.994252873563218" calcext:value-type="percentage">
            <text:p>99.4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alifornia_ski_resorts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E29]/([.B29]-[.C29]-[.D29]-[.G29])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anadian-tax_preparation_software_for_personal_us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[.E30]/([.B30]-[.C30]-[.D30]-[.G30])" office:value-type="percentage" office:value="0.798994974874372" calcext:value-type="percentage">
            <text:p>79.9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hess_video_games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[.E31]/([.B31]-[.C31]-[.D31]-[.G31])" office:value-type="percentage" office:value="0.503086419753086" calcext:value-type="percentage">
            <text:p>50.3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luster_software</text:p>
          </table:table-cell>
          <table:table-cell office:value-type="float" office:value="408" calcext:value-type="float">
            <text:p>40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table:formula="of:=[.E32]/([.B32]-[.C32]-[.D32]-[.G32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ode_generation_tools</text:p>
          </table:table-cell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formula="of:=[.E33]/([.B33]-[.C33]-[.D33]-[.G33])" office:value-type="percentage" office:value="0.723577235772358" calcext:value-type="percentage">
            <text:p>72.3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ognitive_architectures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E34]/([.B34]-[.C34]-[.D34]-[.G34])" office:value-type="percentage" office:value="0.847682119205298" calcext:value-type="percentage">
            <text:p>84.77%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olorado_ski_resorts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formula="of:=[.E35]/([.B35]-[.C35]-[.D35]-[.G35])" office:value-type="percentage" office:value="0.875" calcext:value-type="percentage">
            <text:p>87.5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onsumer_brainâ€“computer_interfaces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E36]/([.B36]-[.C36]-[.D36]-[.G36])" office:value-type="percentage" office:value="0.88034188034188" calcext:value-type="percentage">
            <text:p>88.0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ontinuous_integration_software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table:formula="of:=[.E37]/([.B37]-[.C37]-[.D37]-[.G37])" office:value-type="percentage" office:value="0.998317914213625" calcext:value-type="percentage">
            <text:p>99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RM_systems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table:formula="of:=[.E38]/([.B38]-[.C38]-[.D38]-[.G38])" office:value-type="percentage" office:value="0.885906040268456" calcext:value-type="percentage">
            <text:p>88.59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rowd_funding_services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4" calcext:value-type="float">
            <text:p>304</text:p>
          </table:table-cell>
          <table:table-cell table:formula="of:=[.E39]/([.B39]-[.C39]-[.D39]-[.G39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atabase_tools</text:p>
          </table:table-cell>
          <table:table-cell office:value-type="float" office:value="1232" calcext:value-type="float">
            <text:p>123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formula="of:=[.E40]/([.B40]-[.C40]-[.D40]-[.G40])" office:value-type="percentage" office:value="0.930211202938476" calcext:value-type="percentage">
            <text:p>93.02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ata_modeling_tools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E41]/([.B41]-[.C41]-[.D41]-[.G41])" office:value-type="percentage" office:value="0.934426229508197" calcext:value-type="percentage">
            <text:p>93.4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bugger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42]/([.B42]-[.C42]-[.D42]-[.G42])" office:value-type="percentage" office:value="0.9" calcext:value-type="percentage">
            <text:p>9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fragmentation_software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formula="of:=[.E43]/([.B43]-[.C43]-[.D43]-[.G43])" office:value-type="percentage" office:value="0.988636363636364" calcext:value-type="percentage">
            <text:p>98.8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ntal_practice_management_software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[.E44]/([.B44]-[.C44]-[.D44]-[.G44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sktop_application_launchers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formula="of:=[.E45]/([.B45]-[.C45]-[.D45]-[.G45])" office:value-type="percentage" office:value="0.797153024911032" calcext:value-type="percentage">
            <text:p>79.7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sktop_publishing_software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formula="of:=[.E46]/([.B46]-[.C46]-[.D46]-[.G46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velopment_estimation_software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[.E47]/([.B47]-[.C47]-[.D47]-[.G47])" office:value-type="percentage" office:value="0.96969696969697" calcext:value-type="percentage">
            <text:p>96.9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X_software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E48]/([.B48]-[.C48]-[.D48]-[.G48])" office:value-type="percentage" office:value="1" calcext:value-type="percentage">
            <text:p>100.00%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igital_SLRs</text:p>
          </table:table-cell>
          <table:table-cell office:value-type="float" office:value="1210" calcext:value-type="float">
            <text:p>1210</text:p>
          </table:table-cell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formula="of:=[.E49]/([.B49]-[.C49]-[.D49]-[.G49])" office:value-type="percentage" office:value="0.950980392156863" calcext:value-type="percentage">
            <text:p>95.1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isc_image_software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formula="of:=[.E50]/([.B50]-[.C50]-[.D50]-[.G50])" office:value-type="percentage" office:value="0.99820788530466" calcext:value-type="percentage">
            <text:p>99.8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isk_cloning_software</text:p>
          </table:table-cell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[.E51]/([.B51]-[.C51]-[.D51]-[.G51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isplay_technology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formula="of:=[.E52]/([.B52]-[.C52]-[.D52]-[.G52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istributed_file_systems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E53]/([.B53]-[.C53]-[.D53]-[.G53])" office:value-type="percentage" office:value="0.945945945945946" calcext:value-type="percentage">
            <text:p>94.59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ocument_interfaces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E54]/([.B54]-[.C54]-[.D54]-[.G54])" office:value-type="percentage" office:value="0.904761904761905" calcext:value-type="percentage">
            <text:p>90.4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ocument_markup_languages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table:formula="of:=[.E55]/([.B55]-[.C55]-[.D55]-[.G55])" office:value-type="percentage" office:value="0.961538461538462" calcext:value-type="percentage">
            <text:p>96.15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omestic_robots</text:p>
          </table:table-cell>
          <table:table-cell office:value-type="float" office:value="328" calcext:value-type="float">
            <text:p>32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E56]/([.B56]-[.C56]-[.D56]-[.G56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osimeters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E57]/([.B57]-[.C57]-[.D57]-[.G57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arly_word_processors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formula="of:=[.E58]/([.B58]-[.C58]-[.D58]-[.G58])" office:value-type="percentage" office:value="0.96551724137931" calcext:value-type="percentage">
            <text:p>96.55%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arly_World_War_II_tanks</text:p>
          </table:table-cell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[.E59]/([.B59]-[.C59]-[.D59]-[.G59])" office:value-type="percentage" office:value="0.368131868131868" calcext:value-type="percentage">
            <text:p>36.8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-book_formats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formula="of:=[.E60]/([.B60]-[.C60]-[.D60]-[.G60])" office:value-type="percentage" office:value="0.995260663507109" calcext:value-type="percentage">
            <text:p>99.5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DA_software</text:p>
          </table:table-cell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E61]/([.B61]-[.C61]-[.D61]-[.G61])" office:value-type="percentage" office:value="0.75" calcext:value-type="percentage">
            <text:p>75.00%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Donkey_software</text:p>
          </table:table-cell>
          <table:table-cell office:value-type="float" office:value="781" calcext:value-type="float">
            <text:p>781</text:p>
          </table:table-cell>
          <table:table-cell office:value-type="float" office:value="491" calcext:value-type="float">
            <text:p>491</text:p>
          </table:table-cell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table:formula="of:=[.E62]/([.B62]-[.C62]-[.D62]-[.G62])" office:value-type="percentage" office:value="0.957446808510638" calcext:value-type="percentage">
            <text:p>95.7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ducational_websites_for_children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formula="of:=[.E63]/([.B63]-[.C63]-[.D63]-[.G63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mbedded_computer_systems_on_board_the_Mars_rover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E64]/([.B64]-[.C64]-[.D64]-[.G64])" office:value-type="percentage" office:value="0.833333333333333" calcext:value-type="percentage">
            <text:p>83.3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ncrypted_external_drives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E65]/([.B65]-[.C65]-[.D65]-[.G65])" office:value-type="percentage" office:value="0.987551867219917" calcext:value-type="percentage">
            <text:p>98.7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nterprise_bookmarking_platforms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formula="of:=[.E66]/([.B66]-[.C66]-[.D66]-[.G66])" office:value-type="percentage" office:value="0.904605263157895" calcext:value-type="percentage">
            <text:p>90.4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xecutable_file_formats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E67]/([.B67]-[.C67]-[.D67]-[.G67])" office:value-type="percentage" office:value="0.927899686520376" calcext:value-type="percentage">
            <text:p>92.79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acial_image_dataset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E68]/([.B68]-[.C68]-[.D68]-[.G68])" office:value-type="percentage" office:value="0.888888888888889" calcext:value-type="percentage">
            <text:p>88.8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anless_layer_2_switches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formula="of:=[.E69]/([.B69]-[.C69]-[.D69]-[.G69])" office:value-type="percentage" office:value="1" calcext:value-type="percentage">
            <text:p>100.00%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eed_aggregators</text:p>
          </table:table-cell>
          <table:table-cell office:value-type="float" office:value="2164" calcext:value-type="float">
            <text:p>216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table:formula="of:=[.E70]/([.B70]-[.C70]-[.D70]-[.G70])" office:value-type="percentage" office:value="0.985707479752263" calcext:value-type="percentage">
            <text:p>98.57%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4" calcext:value-type="float">
            <text:p>110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1104" calcext:value-type="float">
            <text:p>110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ile_comparison_tool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table:formula="of:=[.E71]/([.B71]-[.C71]-[.D71]-[.G71])" office:value-type="percentage" office:value="0.989285714285714" calcext:value-type="percentage">
            <text:p>98.9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ile_hosting_services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formula="of:=[.E72]/([.B72]-[.C72]-[.D72]-[.G72])" office:value-type="percentage" office:value="0.861660079051383" calcext:value-type="percentage">
            <text:p>86.1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ile_verification_software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 table:formula="of:=[.E73]/([.B73]-[.C73]-[.D73]-[.G73])" office:value-type="percentage" office:value="0.937543372657876" calcext:value-type="percentage">
            <text:p>93.7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3" calcext:value-type="float">
            <text:p>183</text:p>
          </table:table-cell>
          <table:table-cell office:value-type="float" office:value="23" calcext:value-type="float">
            <text:p>23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803" calcext:value-type="float">
            <text:p>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ree_and_open-source_software_licenses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formula="of:=[.E74]/([.B74]-[.C74]-[.D74]-[.G74])" office:value-type="percentage" office:value="0.94990366088632" calcext:value-type="percentage">
            <text:p>94.99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ree_credit_report_websit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E75]/([.B75]-[.C75]-[.D75]-[.G75])" office:value-type="percentage" office:value="0.592592592592593" calcext:value-type="percentage">
            <text:p>59.26%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ree_software_e-commerce_web_application_framework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E76]/([.B76]-[.C76]-[.D76]-[.G76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76])" office:value-type="float" office:value="39475" calcext:value-type="float">
            <text:p>39475</text:p>
          </table:table-cell>
          <table:table-cell table:formula="of:=SUM([.C2:.C76])" office:value-type="float" office:value="8130" calcext:value-type="float">
            <text:p>8130</text:p>
          </table:table-cell>
          <table:table-cell table:formula="of:=SUM([.D2:.D76])" office:value-type="float" office:value="1192" calcext:value-type="float">
            <text:p>1192</text:p>
          </table:table-cell>
          <table:table-cell table:formula="of:=SUM([.E2:.E76])" office:value-type="float" office:value="27990" calcext:value-type="float">
            <text:p>27990</text:p>
          </table:table-cell>
          <table:table-cell/>
          <table:table-cell table:formula="of:=SUM([.G2:.G76])" office:value-type="float" office:value="92" calcext:value-type="float">
            <text:p>92</text:p>
          </table:table-cell>
          <table:table-cell table:formula="of:=SUM([.H2:.H76])" office:value-type="float" office:value="85" calcext:value-type="float">
            <text:p>85</text:p>
          </table:table-cell>
          <table:table-cell table:formula="of:=SUM([.I2:.I76])" office:value-type="float" office:value="700" calcext:value-type="float">
            <text:p>700</text:p>
          </table:table-cell>
          <table:table-cell table:formula="of:=SUM([.J2:.J76])" office:value-type="float" office:value="1286" calcext:value-type="float">
            <text:p>1286</text:p>
          </table:table-cell>
          <table:table-cell table:formula="of:=SUM([.K2:.K76])" office:value-type="float" office:value="0" calcext:value-type="float">
            <text:p>0</text:p>
          </table:table-cell>
          <table:table-cell table:formula="of:=SUM([.L2:.L76])" office:value-type="float" office:value="12535" calcext:value-type="float">
            <text:p>12535</text:p>
          </table:table-cell>
          <table:table-cell table:formula="of:=SUM([.M2:.M76])" office:value-type="float" office:value="991" calcext:value-type="float">
            <text:p>991</text:p>
          </table:table-cell>
          <table:table-cell table:formula="of:=SUM([.N2:.N76])" office:value-type="float" office:value="407" calcext:value-type="float">
            <text:p>407</text:p>
          </table:table-cell>
          <table:table-cell table:formula="of:=SUM([.O2:.O76])" office:value-type="float" office:value="6500" calcext:value-type="float">
            <text:p>6500</text:p>
          </table:table-cell>
          <table:table-cell table:formula="of:=SUM([.P2:.P76])" office:value-type="float" office:value="829" calcext:value-type="float">
            <text:p>829</text:p>
          </table:table-cell>
          <table:table-cell table:formula="of:=SUM([.Q2:.Q76])" office:value-type="float" office:value="3443" calcext:value-type="float">
            <text:p>3443</text:p>
          </table:table-cell>
          <table:table-cell table:formula="of:=SUM([.R2:.R76])" office:value-type="float" office:value="2677" calcext:value-type="float">
            <text:p>2677</text:p>
          </table:table-cell>
          <table:table-cell table:formula="of:=SUM([.S2:.S76])" office:value-type="float" office:value="0" calcext:value-type="float">
            <text:p>0</text:p>
          </table:table-cell>
          <table:table-cell table:formula="of:=SUM([.T2:.T76])" office:value-type="float" office:value="2621" calcext:value-type="float">
            <text:p>2621</text:p>
          </table:table-cell>
          <table:table-cell table:formula="of:=SUM([.U2:.U76])" office:value-type="float" office:value="58" calcext:value-type="float">
            <text:p>58</text:p>
          </table:table-cell>
          <table:table-cell table:formula="of:=SUM([.V2:.V76])" office:value-type="float" office:value="0" calcext:value-type="float">
            <text:p>0</text:p>
          </table:table-cell>
          <table:table-cell table:formula="of:=SUM([.W2:.W76])" office:value-type="float" office:value="0" calcext:value-type="float">
            <text:p>0</text:p>
          </table:table-cell>
          <table:table-cell table:number-columns-repeated="2"/>
          <table:table-cell table:formula="of:=SUM([.AA79:.AL79])" office:value-type="float" office:value="2071" calcext:value-type="float">
            <text:p>2071</text:p>
          </table:table-cell>
          <table:table-cell table:formula="of:=SUM([.AA2:.AA76])" office:value-type="float" office:value="21" calcext:value-type="float">
            <text:p>21</text:p>
          </table:table-cell>
          <table:table-cell table:formula="of:=SUM([.AB2:.AB76])" office:value-type="float" office:value="202" calcext:value-type="float">
            <text:p>202</text:p>
          </table:table-cell>
          <table:table-cell table:formula="of:=SUM([.AC2:.AC76])" office:value-type="float" office:value="223" calcext:value-type="float">
            <text:p>223</text:p>
          </table:table-cell>
          <table:table-cell table:formula="of:=SUM([.AD2:.AD76])" office:value-type="float" office:value="894" calcext:value-type="float">
            <text:p>894</text:p>
          </table:table-cell>
          <table:table-cell table:formula="of:=SUM([.AE2:.AE76])" office:value-type="float" office:value="143" calcext:value-type="float">
            <text:p>143</text:p>
          </table:table-cell>
          <table:table-cell table:formula="of:=SUM([.AF2:.AF76])" office:value-type="float" office:value="13" calcext:value-type="float">
            <text:p>13</text:p>
          </table:table-cell>
          <table:table-cell table:formula="of:=SUM([.AG2:.AG76])" office:value-type="float" office:value="231" calcext:value-type="float">
            <text:p>231</text:p>
          </table:table-cell>
          <table:table-cell table:formula="of:=SUM([.AH2:.AH76])" office:value-type="float" office:value="0" calcext:value-type="float">
            <text:p>0</text:p>
          </table:table-cell>
          <table:table-cell table:formula="of:=SUM([.AI2:.AI76])" office:value-type="float" office:value="339" calcext:value-type="float">
            <text:p>339</text:p>
          </table:table-cell>
          <table:table-cell table:formula="of:=SUM([.AJ2:.AJ76])" office:value-type="float" office:value="5" calcext:value-type="float">
            <text:p>5</text:p>
          </table:table-cell>
          <table:table-cell table:formula="of:=SUM([.AK2:.AK76])" office:value-type="float" office:value="0" calcext:value-type="float">
            <text:p>0</text:p>
          </table:table-cell>
          <table:table-cell table:formula="of:=SUM([.AL2:.AL76])" office:value-type="float" office:value="0" calcext:value-type="float">
            <text:p>0</text:p>
          </table:table-cell>
          <table:table-cell table:number-columns-repeated="2"/>
          <table:table-cell table:formula="of:=SUM([.AP79:.BA79])" office:value-type="float" office:value="28690" calcext:value-type="float">
            <text:p>28690</text:p>
          </table:table-cell>
          <table:table-cell table:formula="of:=SUM([.AP2:.AP76])" office:value-type="float" office:value="12612" calcext:value-type="float">
            <text:p>12612</text:p>
          </table:table-cell>
          <table:table-cell table:formula="of:=SUM([.AQ2:.AQ76])" office:value-type="float" office:value="917" calcext:value-type="float">
            <text:p>917</text:p>
          </table:table-cell>
          <table:table-cell table:formula="of:=SUM([.AR2:.AR76])" office:value-type="float" office:value="185" calcext:value-type="float">
            <text:p>185</text:p>
          </table:table-cell>
          <table:table-cell table:formula="of:=SUM([.AS2:.AS76])" office:value-type="float" office:value="5798" calcext:value-type="float">
            <text:p>5798</text:p>
          </table:table-cell>
          <table:table-cell table:formula="of:=SUM([.AT2:.AT76])" office:value-type="float" office:value="772" calcext:value-type="float">
            <text:p>772</text:p>
          </table:table-cell>
          <table:table-cell table:formula="of:=SUM([.AU2:.AU76])" office:value-type="float" office:value="3514" calcext:value-type="float">
            <text:p>3514</text:p>
          </table:table-cell>
          <table:table-cell table:formula="of:=SUM([.AV2:.AV76])" office:value-type="float" office:value="2474" calcext:value-type="float">
            <text:p>2474</text:p>
          </table:table-cell>
          <table:table-cell table:formula="of:=SUM([.AW2:.AW76])" office:value-type="float" office:value="21" calcext:value-type="float">
            <text:p>21</text:p>
          </table:table-cell>
          <table:table-cell table:formula="of:=SUM([.AX2:.AX76])" office:value-type="float" office:value="2307" calcext:value-type="float">
            <text:p>2307</text:p>
          </table:table-cell>
          <table:table-cell table:formula="of:=SUM([.AY2:.AY76])" office:value-type="float" office:value="83" calcext:value-type="float">
            <text:p>83</text:p>
          </table:table-cell>
          <table:table-cell table:formula="of:=SUM([.AZ2:.AZ76])" office:value-type="float" office:value="5" calcext:value-type="float">
            <text:p>5</text:p>
          </table:table-cell>
          <table:table-cell table:formula="of:=SUM([.BA2:.BA76])" office:value-type="float" office:value="2" calcext:value-type="float">
            <text:p>2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 table:style-name="ce1"/>
          <table:table-cell table:style-name="ce1" table:formula="of:=[.C79]/[.$B$79]" office:value-type="percentage" office:value="0.205953134895503" calcext:value-type="percentage">
            <text:p>20.60%</text:p>
          </table:table-cell>
          <table:table-cell table:style-name="ce1" table:formula="of:=[.D79]/[.$B$79]" office:value-type="percentage" office:value="0.030196326789107" calcext:value-type="percentage">
            <text:p>3.02%</text:p>
          </table:table-cell>
          <table:table-cell table:style-name="ce1" table:formula="of:=[.E79]/[.B82]" office:value-type="percentage" office:value="0.931106749609128" calcext:value-type="percentage">
            <text:p>93.11%</text:p>
          </table:table-cell>
          <table:table-cell/>
          <table:table-cell table:style-name="ce1" table:formula="of:=[.G79]/[.B79]" office:value-type="percentage" office:value="0.00233058898036732" calcext:value-type="percentage">
            <text:p>0.23%</text:p>
          </table:table-cell>
          <table:table-cell table:style-name="ce1" table:formula="of:=[.H79]/[.B82]" office:value-type="percentage" office:value="0.00282758391271082" calcext:value-type="percentage">
            <text:p>0.28%</text:p>
          </table:table-cell>
          <table:table-cell table:style-name="ce1"/>
          <table:table-cell table:style-name="ce1" table:formula="of:=[.J79]/[.B82]" office:value-type="percentage" office:value="0.0427796813146602" calcext:value-type="percentage">
            <text:p>4.28%</text:p>
          </table:table-cell>
          <table:table-cell table:style-name="ce1" table:number-columns-repeated="16"/>
          <table:table-cell table:style-name="ce1" table:formula="of:=([.L79]-[.AA79])/[.L79]" office:value-type="percentage" office:value="0.998324690865576" calcext:value-type="percentage">
            <text:p>99.83%</text:p>
          </table:table-cell>
          <table:table-cell table:style-name="ce1" table:formula="of:=([.M79]-[.AB79])/[.M79]" office:value-type="percentage" office:value="0.796165489404642" calcext:value-type="percentage">
            <text:p>79.62%</text:p>
          </table:table-cell>
          <table:table-cell table:style-name="ce1" table:formula="of:=([.N79]-[.AC79])/[.N79]" office:value-type="percentage" office:value="0.452088452088452" calcext:value-type="percentage">
            <text:p>45.21%</text:p>
          </table:table-cell>
          <table:table-cell table:style-name="ce1" table:formula="of:=([.O79]-[.AD79])/[.O79]" office:value-type="percentage" office:value="0.862461538461539" calcext:value-type="percentage">
            <text:p>86.25%</text:p>
          </table:table-cell>
          <table:table-cell table:style-name="ce1" table:formula="of:=([.P79]-[.AE79])/[.P79]" office:value-type="percentage" office:value="0.827503015681544" calcext:value-type="percentage">
            <text:p>82.75%</text:p>
          </table:table-cell>
          <table:table-cell table:style-name="ce1" table:formula="of:=([.Q79]-[.AF79])/[.Q79]" office:value-type="percentage" office:value="0.996224223061284" calcext:value-type="percentage">
            <text:p>99.62%</text:p>
          </table:table-cell>
          <table:table-cell table:style-name="ce1" table:formula="of:=([.R79]-[.AG79])/[.R79]" office:value-type="percentage" office:value="0.913709376167351" calcext:value-type="percentage">
            <text:p>91.37%</text:p>
          </table:table-cell>
          <table:table-cell table:style-name="ce1" table:formula="of:=([.S79]-[.AH79])/[.S79]" office:value-type="string" office:string-value="#DIV/0!" calcext:value-type="error">
            <text:p>#DIV/0!</text:p>
          </table:table-cell>
          <table:table-cell table:style-name="ce1" table:formula="of:=([.T79]-[.AI79])/[.T79]" office:value-type="percentage" office:value="0.870660053414727" calcext:value-type="percentage">
            <text:p>87.07%</text:p>
          </table:table-cell>
          <table:table-cell table:style-name="ce1" table:formula="of:=([.U79]-[.AJ79])/[.U79]" office:value-type="percentage" office:value="0.913793103448276" calcext:value-type="percentage">
            <text:p>91.38%</text:p>
          </table:table-cell>
          <table:table-cell table:style-name="ce1" table:formula="of:=([.V79]-[.AK79])/[.V79]" office:value-type="string" office:string-value="#DIV/0!" calcext:value-type="error">
            <text:p>#DIV/0!</text:p>
          </table:table-cell>
          <table:table-cell table:style-name="ce1" table:formula="of:=([.W79]-[.AL79])/[.W79]" office:value-type="string" office:string-value="#DIV/0!" calcext:value-type="error">
            <text:p>#DIV/0!</text:p>
          </table:table-cell>
          <table:table-cell table:style-name="ce1" table:number-columns-repeated="3"/>
          <table:table-cell table:style-name="ce1" table:formula="of:=[.AP79]/[.$AO$79]" office:value-type="percentage" office:value="0.439595677936563" calcext:value-type="percentage">
            <text:p>43.96%</text:p>
          </table:table-cell>
          <table:table-cell table:style-name="ce1" table:formula="of:=[.AQ79]/[.$AO$79]" office:value-type="percentage" office:value="0.03196235622168" calcext:value-type="percentage">
            <text:p>3.20%</text:p>
          </table:table-cell>
          <table:table-cell table:style-name="ce1" table:formula="of:=[.AR79]/[.$AO$79]" office:value-type="percentage" office:value="0.00644823980481004" calcext:value-type="percentage">
            <text:p>0.64%</text:p>
          </table:table-cell>
          <table:table-cell table:style-name="ce1" table:formula="of:=[.AS79]/[.$AO$79]" office:value-type="percentage" office:value="0.202091321017776" calcext:value-type="percentage">
            <text:p>20.21%</text:p>
          </table:table-cell>
          <table:table-cell table:style-name="ce1" table:formula="of:=[.AT79]/[.$AO$79]" office:value-type="percentage" office:value="0.0269083304287208" calcext:value-type="percentage">
            <text:p>2.69%</text:p>
          </table:table-cell>
          <table:table-cell table:style-name="ce1" table:formula="of:=[.AU79]/[.$AO$79]" office:value-type="percentage" office:value="0.122481700941094" calcext:value-type="percentage">
            <text:p>12.25%</text:p>
          </table:table-cell>
          <table:table-cell table:style-name="ce1" table:formula="of:=[.AV79]/[.$AO$79]" office:value-type="percentage" office:value="0.0862321366329732" calcext:value-type="percentage">
            <text:p>8.62%</text:p>
          </table:table-cell>
          <table:table-cell table:style-name="ce1" table:formula="of:=[.AW79]/[.$AO$79]" office:value-type="percentage" office:value="0.00073196235622168" calcext:value-type="percentage">
            <text:p>0.07%</text:p>
          </table:table-cell>
          <table:table-cell table:style-name="ce1" table:formula="of:=[.AX79]/[.$AO$79]" office:value-type="percentage" office:value="0.080411293133496" calcext:value-type="percentage">
            <text:p>8.04%</text:p>
          </table:table-cell>
          <table:table-cell table:style-name="ce1" table:formula="of:=[.AY79]/[.$AO$79]" office:value-type="percentage" office:value="0.00289299407459045" calcext:value-type="percentage">
            <text:p>0.29%</text:p>
          </table:table-cell>
          <table:table-cell table:style-name="ce1" table:formula="of:=[.AZ79]/[.$AO$79]" office:value-type="percentage" office:value="0.000174276751481352" calcext:value-type="percentage">
            <text:p>0.02%</text:p>
          </table:table-cell>
          <table:table-cell table:style-name="ce1" table:formula="of:=[.BA79]/[.$AO$79]" office:value-type="percentage" office:value="0.000069710700592541" calcext:value-type="percentage">
            <text:p>0.01%</text:p>
          </table:table-cell>
          <table:table-cell table:style-name="ce1" table:number-columns-repeated="971"/>
        </table:table-row>
        <table:table-row table:style-name="ro1">
          <table:table-cell table:number-columns-repeated="2"/>
          <table:table-cell table:style-name="ce1" table:formula="of:=[.C80]+[.G80]" office:value-type="percentage" office:value="0.208283723875871" calcext:value-type="percentage">
            <text:p>20.8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evaluated cells</text:p>
          </table:table-cell>
          <table:table-cell table:formula="of:=[.B79]-[.C79]-[.D79]-[.G79]" office:value-type="float" office:value="30061" calcext:value-type="float">
            <text:p>300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d + corrected in MM + no interpretation</text:p>
          </table:table-cell>
          <table:table-cell table:formula="of:=[.E79]+[.I79]+[.H79]" office:value-type="float" office:value="28775" calcext:value-type="float">
            <text:p>287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cells in MM</text:p>
          </table:table-cell>
          <table:table-cell table:style-name="ce1" table:formula="of:=[.B83]/[.B82]" office:value-type="percentage" office:value="0.95722031868534" calcext:value-type="percentage">
            <text:p>95.7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 without new concepts</text:p>
          </table:table-cell>
          <table:table-cell table:style-name="ce1" table:formula="of:=[.E79]/[.B83]" office:value-type="percentage" office:value="0.972719374456994" calcext:value-type="percentage">
            <text:p>97.27%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0-9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PRODUCT(([.F2:.F76]&gt;=0)*([.F2:.F76]&lt;0.1))" office:value-type="float" office:value="1" calcext:value-type="float">
            <text:p>1</text:p>
          </table:table-cell>
          <table:table-cell table:formula="of:=SUMPRODUCT(([.F2:.F76]&gt;=0.1)*([.F2:.F76]&lt;0.2))" office:value-type="float" office:value="0" calcext:value-type="float">
            <text:p>0</text:p>
          </table:table-cell>
          <table:table-cell table:formula="of:=SUMPRODUCT(([.F2:.F76]&gt;=0.2)*([.F2:.F76]&lt;0.3))" office:value-type="float" office:value="0" calcext:value-type="float">
            <text:p>0</text:p>
          </table:table-cell>
          <table:table-cell table:formula="of:=SUMPRODUCT(([.F2:.F76]&gt;=0.3)*([.F2:.F76]&lt;0.4))" office:value-type="float" office:value="1" calcext:value-type="float">
            <text:p>1</text:p>
          </table:table-cell>
          <table:table-cell table:formula="of:=SUMPRODUCT(([.F2:.F76]&gt;=0.4)*([.F2:.F76]&lt;0.5))" office:value-type="float" office:value="0" calcext:value-type="float">
            <text:p>0</text:p>
          </table:table-cell>
          <table:table-cell table:formula="of:=SUMPRODUCT(([.F2:.F76]&gt;=0.5)*([.F2:.F76]&lt;0.6))" office:value-type="float" office:value="3" calcext:value-type="float">
            <text:p>3</text:p>
          </table:table-cell>
          <table:table-cell table:formula="of:=SUMPRODUCT(([.F2:.F76]&gt;=0.6)*([.F2:.F76]&lt;0.7))" office:value-type="float" office:value="0" calcext:value-type="float">
            <text:p>0</text:p>
          </table:table-cell>
          <table:table-cell table:formula="of:=SUMPRODUCT(([.F2:.F76]&gt;=0.7)*([.F2:.F76]&lt;0.8))" office:value-type="float" office:value="6" calcext:value-type="float">
            <text:p>6</text:p>
          </table:table-cell>
          <table:table-cell table:formula="of:=SUMPRODUCT(([.F2:.F76]&gt;=0.8)*([.F2:.F76]&lt;0.9))" office:value-type="float" office:value="10" calcext:value-type="float">
            <text:p>10</text:p>
          </table:table-cell>
          <table:table-cell table:formula="of:=SUMPRODUCT(([.F2:.F76]&gt;=0.9)*([.F2:.F76]&lt;1))" office:value-type="float" office:value="34" calcext:value-type="float">
            <text:p>34</text:p>
          </table:table-cell>
          <table:table-cell table:formula="of:=SUMPRODUCT(([.F2:.F76]&gt;=1)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" table:formula="of:=[.G93]/75" office:value-type="percentage" office:value="0.0133333333333333" calcext:value-type="percentage">
            <text:p>1.33%</text:p>
          </table:table-cell>
          <table:table-cell table:style-name="ce1" table:formula="of:=[.H93]/75" office:value-type="percentage" office:value="0" calcext:value-type="percentage">
            <text:p>0.00%</text:p>
          </table:table-cell>
          <table:table-cell table:style-name="ce1" table:formula="of:=[.I93]/75" office:value-type="percentage" office:value="0" calcext:value-type="percentage">
            <text:p>0.00%</text:p>
          </table:table-cell>
          <table:table-cell table:style-name="ce1" table:formula="of:=[.J93]/75" office:value-type="percentage" office:value="0.0133333333333333" calcext:value-type="percentage">
            <text:p>1.33%</text:p>
          </table:table-cell>
          <table:table-cell table:style-name="ce1" table:formula="of:=[.K93]/75" office:value-type="percentage" office:value="0" calcext:value-type="percentage">
            <text:p>0.00%</text:p>
          </table:table-cell>
          <table:table-cell table:style-name="ce1" table:formula="of:=[.L93]/75" office:value-type="percentage" office:value="0.04" calcext:value-type="percentage">
            <text:p>4.00%</text:p>
          </table:table-cell>
          <table:table-cell table:style-name="ce1" table:formula="of:=[.M93]/75" office:value-type="percentage" office:value="0" calcext:value-type="percentage">
            <text:p>0.00%</text:p>
          </table:table-cell>
          <table:table-cell table:style-name="ce1" table:formula="of:=[.N93]/75" office:value-type="percentage" office:value="0.08" calcext:value-type="percentage">
            <text:p>8.00%</text:p>
          </table:table-cell>
          <table:table-cell table:style-name="ce1" table:formula="of:=[.O93]/75" office:value-type="percentage" office:value="0.133333333333333" calcext:value-type="percentage">
            <text:p>13.33%</text:p>
          </table:table-cell>
          <table:table-cell table:style-name="ce1" table:formula="of:=[.P93]/75" office:value-type="percentage" office:value="0.453333333333333" calcext:value-type="percentage">
            <text:p>45.33%</text:p>
          </table:table-cell>
          <table:table-cell table:style-name="ce1" table:formula="of:=[.Q93]/75" office:value-type="percentage" office:value="0.266666666666667" calcext:value-type="percentage">
            <text:p>26.67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table:formula="of:=SUM([.G94:.Q94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0000-00-00T12:52:27.708896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205099f953b4b61c41106e07b17e9e5acc65037</meta:generator>
    <dc:date>2014-04-26T13:14:14.591705309</dc:date>
    <dc:creator>guillaume becan</dc:creator>
    <meta:editing-duration>PT2H10M13S</meta:editing-duration>
    <meta:editing-cycles>15</meta:editing-cycles>
    <meta:document-statistic meta:table-count="1" meta:cell-count="3611" meta:object-count="0"/>
  </office:meta>
</office:document-meta>
</file>